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118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8563in"/>
    </style:style>
    <style:style style:name="Table1.C" style:family="table-column">
      <style:table-column-properties style:column-width="1.410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0778in" table:align="left"/>
    </style:style>
    <style:style style:name="Table2.A" style:family="table-column">
      <style:table-column-properties style:column-width="1.5479in"/>
    </style:style>
    <style:style style:name="Table2.B" style:family="table-column">
      <style:table-column-properties style:column-width="1.5271in"/>
    </style:style>
    <style:style style:name="Table2.C" style:family="table-column">
      <style:table-column-properties style:column-width="2.002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2438in" table:align="left"/>
    </style:style>
    <style:style style:name="Table3.A" style:family="table-column">
      <style:table-column-properties style:column-width="1.6125in"/>
    </style:style>
    <style:style style:name="Table3.B" style:family="table-column">
      <style:table-column-properties style:column-width="4.631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7"/>
    <style:style style:name="T1" style:family="text">
      <style:text-properties officeooo:rsid="000471a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cture 8: Functions as Objects</text:h>
      <text:h text:style-name="Heading_20_3" text:outline-level="3">Duration: 2 hours</text:h>
      <text:h text:style-name="Heading_20_3" text:outline-level="3">Based on: MIT 6.100L Lecture 8</text:h>
      <text:p text:style-name="Horizontal_20_Line"/>
      <text:h text:style-name="Heading_20_2" text:outline-level="2">Objectives</text:h>
      <text:p text:style-name="Text_20_body">By the end of this lesson, students will:</text:p>
      <text:list text:style-name="L1">
        <text:list-item>
          <text:p text:style-name="P1">Understand what it means for functions to be <text:span text:style-name="Strong_20_Emphasis">objects</text:span>. </text:p>
        </text:list-item>
        <text:list-item>
          <text:p text:style-name="P1">Grasp the concept of <text:span text:style-name="Strong_20_Emphasis">scope</text:span> and <text:span text:style-name="Strong_20_Emphasis">environments</text:span> in Python. </text:p>
        </text:list-item>
        <text:list-item>
          <text:p text:style-name="P1">Know how to <text:span text:style-name="Strong_20_Emphasis">pass functions as arguments</text:span> to other functions. </text:p>
        </text:list-item>
        <text:list-item>
          <text:p text:style-name="P2">Solve problems using <text:span text:style-name="Strong_20_Emphasis">higher-order functions</text:span>. </text:p>
        </text:list-item>
      </text:list>
      <text:p text:style-name="Horizontal_20_Line"/>
      <text:h text:style-name="Heading_20_2" text:outline-level="2">0–10 min: Icebreaker – "The Kitchen Analogy"</text:h>
      <text:p text:style-name="Text_20_body">Prompt:</text:p>
      <text:p text:style-name="Quotations">“Have you ever followed a recipe or hired someone to do a task for you?”</text:p>
      <text:p text:style-name="Text_20_body">Explain:</text:p>
      <text:list text:style-name="L2">
        <text:list-item>
          <text:p text:style-name="P3">The <text:span text:style-name="Strong_20_Emphasis">recipe</text:span> is a function. You don’t care how it works — just that it makes a cake. </text:p>
        </text:list-item>
        <text:list-item>
          <text:p text:style-name="P4">You can give a <text:span text:style-name="Strong_20_Emphasis">different ingredient or cook</text:span>, and the result changes — this is passing a <text:span text:style-name="Strong_20_Emphasis">function as an input</text:span>. </text:p>
        </text:list-item>
      </text:list>
      <text:p text:style-name="Text_20_body"><text:span text:style-name="Strong_20_Emphasis">Big idea</text:span>:</text:p>
      <text:p text:style-name="Quotations">A function in Python is like a recipe card. You can pass it around, store it, or use it in other recipes (functions)!</text:p>
      <text:h text:style-name="Heading_20_2" text:outline-level="2"><text:soft-page-break/></text:h>
      <text:h text:style-name="Heading_20_2" text:outline-level="2"/>
      <text:h text:style-name="Heading_20_2" text:outline-level="2">10–30 min: Review of Function Basics</text:h>
      <text:h text:style-name="Heading_20_3" text:outline-level="3"><text:span text:style-name="Source_20_Text">return</text:span> vs. <text:span text:style-name="Source_20_Text">print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dd(x, y):</text:span></text:p>
      <text:p text:style-name="Preformatted_20_Text"><text:span text:style-name="Source_20_Text"><text:s text:c="4"/>return x + y</text:span></text:p>
      <text:p text:style-name="Preformatted_20_Text"/>
      <text:p text:style-name="Preformatted_20_Text"><text:span text:style-name="Source_20_Text">def mult(x, y):</text:span></text:p>
      <text:p text:style-name="Preformatted_20_Text"><text:span text:style-name="Source_20_Text"><text:s text:c="4"/>print(x * y)</text:span></text:p>
      <text:p text:style-name="Preformatted_20_Text"/>
      <text:p text:style-name="Preformatted_20_Text"><text:span text:style-name="Source_20_Text">print(add(2, 3)) <text:s text:c="5"/># Output: 5</text:span></text:p>
      <text:p text:style-name="Preformatted_20_Text"><text:span text:style-name="Source_20_Text">print(mult(4, 5)) <text:s text:c="4"/># Output: 20 then None</text:span></text:p>
      <text:p text:style-name="P5"/>
      <text:p text:style-name="Text_20_body">Explain:</text:p>
      <text:list text:style-name="L3">
        <text:list-item>
          <text:p text:style-name="P6"><text:span text:style-name="Source_20_Text">return</text:span> <text:span text:style-name="Strong_20_Emphasis">gives back a value</text:span> to the caller </text:p>
        </text:list-item>
        <text:list-item>
          <text:p text:style-name="P7"><text:span text:style-name="Source_20_Text">print</text:span> <text:span text:style-name="Strong_20_Emphasis">displays something on the screen</text:span>, but doesn’t return anything </text:p>
        </text:list-item>
      </text:list>
      <text:h text:style-name="Heading_20_3" text:outline-level="3">Key Concep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<text:span text:style-name="Source_20_Text">return</text:span></text:p>
            </table:table-cell>
            <table:table-cell table:style-name="Table1.A1" office:value-type="string">
              <text:p text:style-name="Table_20_Heading"><text:span text:style-name="Source_20_Text">prin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Purpose</text:p>
          </table:table-cell>
          <table:table-cell table:style-name="Table1.A1" office:value-type="string">
            <text:p text:style-name="Table_20_Contents">Sends back a result</text:p>
          </table:table-cell>
          <table:table-cell table:style-name="Table1.A1" office:value-type="string">
            <text:p text:style-name="Table_20_Contents">Displays a message</text:p>
          </table:table-cell>
        </table:table-row>
        <table:table-row>
          <table:table-cell table:style-name="Table1.A1" office:value-type="string">
            <text:p text:style-name="Table_20_Contents">Use in Logic</text:p>
          </table:table-cell>
          <table:table-cell table:style-name="Table1.A1" office:value-type="string">
            <text:p text:style-name="Table_20_Contents">Can be stored or used later</text:p>
          </table:table-cell>
          <table:table-cell table:style-name="Table1.A1" office:value-type="string">
            <text:p text:style-name="Table_20_Contents">Cannot be reused</text:p>
          </table:table-cell>
        </table:table-row>
        <table:table-row>
          <table:table-cell table:style-name="Table1.A1" office:value-type="string">
            <text:p text:style-name="Table_20_Contents">Output Type</text:p>
          </table:table-cell>
          <table:table-cell table:style-name="Table1.A1" office:value-type="string">
            <text:p text:style-name="Table_20_Contents">Returns a value</text:p>
          </table:table-cell>
          <table:table-cell table:style-name="Table1.A1" office:value-type="string">
            <text:p text:style-name="Table_20_Contents">Returns <text:span text:style-name="Source_20_Text">None</text:span></text:p>
          </table:table-cell>
        </table:table-row>
      </table:table>
      <text:h text:style-name="Heading_20_3" text:outline-level="3">Explanation</text:h>
      <text:list text:style-name="L4">
        <text:list-item>
          <text:p text:style-name="P8"><text:span text:style-name="Source_20_Text">add(2, 3)</text:span> → returns 5 → <text:span text:style-name="Source_20_Text">print()</text:span> displays it </text:p>
        </text:list-item>
        <text:list-item>
          <text:p text:style-name="P9"><text:span text:style-name="Source_20_Text">mult(4, 5)</text:span> → prints 20, but <text:span text:style-name="Strong_20_Emphasis">returns nothing</text:span>, so the second <text:span text:style-name="Source_20_Text">print()</text:span> prints <text:span text:style-name="Source_20_Text">None</text:span> </text:p>
        </text:list-item>
      </text:list>
      <text:p text:style-name="Horizontal_20_Line"/>
      <text:h text:style-name="Heading_20_2" text:outline-level="2">30–50 min: Function Scope &amp; Environment</text:h>
      <text:h text:style-name="Heading_20_3" text:outline-level="3">Real-World Analogy</text:h>
      <text:list text:style-name="L5">
        <text:list-item>
          <text:p text:style-name="P10">Think of <text:span text:style-name="Strong_20_Emphasis">scope</text:span> as a “room”. </text:p>
        </text:list-item>
        <text:list-item>
          <text:p text:style-name="P11">If you write something on the wall inside the room (local scope), it’s not visible outside. </text:p>
        </text:list-item>
      </text:list>
      <text:h text:style-name="Heading_20_3" text:outline-level="3"><text:soft-page-break/></text:h>
      <text:h text:style-name="Heading_20_3" text:outline-level="3">Example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f(x):</text:span></text:p>
      <text:p text:style-name="Preformatted_20_Text"><text:span text:style-name="Source_20_Text"><text:s text:c="4"/>x = x + 1</text:span></text:p>
      <text:p text:style-name="Preformatted_20_Text"><text:span text:style-name="Source_20_Text"><text:s text:c="4"/>print('inside f:', x)</text:span></text:p>
      <text:p text:style-name="Preformatted_20_Text"><text:span text:style-name="Source_20_Text"><text:s text:c="4"/>return x</text:span></text:p>
      <text:p text:style-name="Preformatted_20_Text"/>
      <text:p text:style-name="Preformatted_20_Text"><text:span text:style-name="Source_20_Text">x = 3</text:span></text:p>
      <text:p text:style-name="Preformatted_20_Text"><text:span text:style-name="Source_20_Text">z = f(x)</text:span></text:p>
      <text:p text:style-name="Preformatted_20_Text"><text:span text:style-name="Source_20_Text">print('outside f:', x)</text:span></text:p>
      <text:p text:style-name="P5"/>
      <text:p text:style-name="Text_20_body">Explanation:</text:p>
      <text:list text:style-name="L6">
        <text:list-item>
          <text:p text:style-name="P12"><text:span text:style-name="Source_20_Text">x</text:span> inside <text:span text:style-name="Source_20_Text">f</text:span> is <text:span text:style-name="Strong_20_Emphasis">local</text:span> and <text:span text:style-name="Strong_20_Emphasis">doesn’t affect</text:span> <text:span text:style-name="Source_20_Text">x</text:span> outside. </text:p>
        </text:list-item>
        <text:list-item>
          <text:p text:style-name="P13">Python creates a <text:span text:style-name="Strong_20_Emphasis">new environment (room)</text:span> every time a function is called. </text:p>
        </text:list-item>
      </text:list>
      <text:h text:style-name="Heading_20_3" text:outline-level="3">What’s Happening?</text:h>
      <text:list text:style-name="L7">
        <text:list-item>
          <text:p text:style-name="P14">Inside <text:span text:style-name="Source_20_Text">f</text:span>, the variable <text:span text:style-name="Source_20_Text">x</text:span> is <text:span text:style-name="Strong_20_Emphasis">local</text:span> to the function. </text:p>
        </text:list-item>
        <text:list-item>
          <text:p text:style-name="P15">Even though you add 1 to it inside <text:span text:style-name="Source_20_Text">f</text:span>, the <text:span text:style-name="Strong_20_Emphasis">global </text:span><text:span text:style-name="Strong_20_Emphasis"><text:span text:style-name="Source_20_Text">x</text:span></text:span><text:span text:style-name="Strong_20_Emphasis"> is unchanged</text:span> outside the function. </text:p>
        </text:list-item>
      </text:list>
      <text:h text:style-name="Heading_20_3" text:outline-level="3">Concept</text:h>
      <text:p text:style-name="Text_20_body">Every function call creates a <text:span text:style-name="Strong_20_Emphasis">new environment</text:span>:</text:p>
      <text:list text:style-name="L8">
        <text:list-item>
          <text:p text:style-name="P16">Parameters are <text:span text:style-name="Strong_20_Emphasis">copies</text:span> (not the original values unless it's a mutable object). </text:p>
        </text:list-item>
        <text:list-item>
          <text:p text:style-name="P17">Local variables are <text:span text:style-name="Strong_20_Emphasis">temporary</text:span> and vanish after the function ends. </text:p>
        </text:list-item>
      </text:list>
      <text:p text:style-name="Horizontal_20_Line"/>
      <text:h text:style-name="Heading_20_2" text:outline-level="2">50–70 min: Functions as Objects</text:h>
      <text:h text:style-name="Heading_20_3" text:outline-level="3">Key Concept: <text:span text:style-name="Strong_20_Emphasis">Functions are first-class objects</text:span></text:h>
      <text:list text:style-name="L9">
        <text:list-item>
          <text:p text:style-name="P18">Just like numbers or strings, <text:span text:style-name="Strong_20_Emphasis">you can assign a function to a variable</text:span>. </text:p>
        </text:list-item>
        <text:list-item>
          <text:p text:style-name="P19">You can <text:span text:style-name="Strong_20_Emphasis">pass a function as an argument</text:span>. </text:p>
        </text:list-item>
      </text:list>
      <text:h text:style-name="Heading_20_3" text:outline-level="3">Key Idea</text:h>
      <text:p text:style-name="Quotations">In Python, functions are first-class citizens.</text:p>
      <text:p text:style-name="Quotations">That means you can:</text:p>
      <text:list text:style-name="L10">
        <text:list-item>
          <text:p text:style-name="P20">Assign them to variables </text:p>
        </text:list-item>
        <text:list-item>
          <text:p text:style-name="P20">Pass them into other functions </text:p>
        </text:list-item>
        <text:list-item>
          <text:p text:style-name="P21">Return them from other functions </text:p>
        </text:list-item>
      </text:list>
      <text:p text:style-name="Preformatted_20_Text"><text:soft-page-break/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is_even(x):</text:span></text:p>
      <text:p text:style-name="Preformatted_20_Text"><text:span text:style-name="Source_20_Text"><text:s text:c="4"/>return x % 2 == 0</text:span></text:p>
      <text:p text:style-name="Preformatted_20_Text"/>
      <text:p text:style-name="Preformatted_20_Text"><text:span text:style-name="Source_20_Text">my_func = is_even</text:span></text:p>
      <text:p text:style-name="Preformatted_20_Text"><text:span text:style-name="Source_20_Text">print(my_func(4)) <text:s/># ➝ True</text:span></text:p>
      <text:p text:style-name="P5"/>
      <text:p text:style-name="Horizontal_20_Line"/>
      <text:list text:style-name="L11">
        <text:list-item>
          <text:p text:style-name="P22"><text:span text:style-name="Source_20_Text">my_func</text:span> becomes an alias for <text:span text:style-name="Source_20_Text">is_even</text:span> </text:p>
        </text:list-item>
        <text:list-item>
          <text:p text:style-name="P23">You can now use <text:span text:style-name="Source_20_Text">my_func</text:span> just like the original function </text:p>
        </text:list-item>
      </text:list>
      <text:h text:style-name="Heading_20_2" text:outline-level="2">70–85 min: Higher-Order Functions</text:h>
      <text:h text:style-name="Heading_20_3" text:outline-level="3">Example: <text:span text:style-name="Source_20_Text">calc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calc(op, x, y):</text:span></text:p>
      <text:p text:style-name="Preformatted_20_Text"><text:span text:style-name="Source_20_Text"><text:s text:c="4"/>return op(x, y)</text:span></text:p>
      <text:p text:style-name="Preformatted_20_Text"/>
      <text:p text:style-name="Preformatted_20_Text"><text:span text:style-name="Source_20_Text">def add(a, b): return a + b</text:span></text:p>
      <text:p text:style-name="Preformatted_20_Text"><text:span text:style-name="Source_20_Text">def sub(a, b): return a - b</text:span></text:p>
      <text:p text:style-name="Preformatted_20_Text"/>
      <text:p text:style-name="Preformatted_20_Text"><text:span text:style-name="Source_20_Text">print(calc(add, 2, 3)) <text:s/># ➝ 5</text:span></text:p>
      <text:p text:style-name="Preformatted_20_Text"><text:span text:style-name="Source_20_Text">print(calc(sub, 5, 1)) <text:s/># ➝ 4</text:span></text:p>
      <text:p text:style-name="P5"/>
      <text:h text:style-name="Heading_20_3" text:outline-level="3">Explanation</text:h>
      <text:list text:style-name="L12">
        <text:list-item>
          <text:p text:style-name="P24"><text:span text:style-name="Source_20_Text">calc()</text:span> is a <text:span text:style-name="Strong_20_Emphasis">higher-order function</text:span> – it takes a function as a parameter </text:p>
        </text:list-item>
        <text:list-item>
          <text:p text:style-name="P25">You can pass different functions (<text:span text:style-name="Source_20_Text">add</text:span>, <text:span text:style-name="Source_20_Text">sub</text:span>, <text:span text:style-name="Source_20_Text">lambda</text:span>) to change the behavior dynamically </text:p>
        </text:list-item>
      </text:list>
      <text:p text:style-name="Text_20_body">Let students try replacing <text:span text:style-name="Source_20_Text">add</text:span> with <text:span text:style-name="Source_20_Text">lambda</text:span>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print(calc(lambda a, b: a * b, 3, 4)) <text:s/># ➝ 12</text:span></text:p>
      <text:p text:style-name="P5"/>
      <text:p text:style-name="Horizontal_20_Line"/>
      <text:list text:style-name="L13">
        <text:list-item>
          <text:p text:style-name="P26"><text:span text:style-name="Source_20_Text">lambda a, b: a * b</text:span> is an <text:span text:style-name="Strong_20_Emphasis">anonymous function</text:span> </text:p>
        </text:list-item>
        <text:list-item>
          <text:p text:style-name="P27">You can write quick, inline functions this way </text:p>
        </text:list-item>
      </text:list>
      <text:h text:style-name="Heading_20_2" text:outline-level="2"><text:soft-page-break/></text:h>
      <text:h text:style-name="Heading_20_2" text:outline-level="2">85–105 min: Hands-On Exercises</text:h>
      <text:h text:style-name="Heading_20_3" text:outline-level="3">Exercise 1: Implement <text:span text:style-name="Source_20_Text">apply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apply(criteria, n):</text:span></text:p>
      <text:p text:style-name="Preformatted_20_Text"><text:span text:style-name="Source_20_Text"><text:s text:c="4"/>count = 0</text:span></text:p>
      <text:p text:style-name="Preformatted_20_Text"><text:span text:style-name="Source_20_Text"><text:s text:c="4"/>for i in range(n+1):</text:span></text:p>
      <text:p text:style-name="Preformatted_20_Text"><text:span text:style-name="Source_20_Text"><text:s text:c="8"/>if criteria(i):</text:span></text:p>
      <text:p text:style-name="Preformatted_20_Text"><text:span text:style-name="Source_20_Text"><text:s text:c="12"/>count += 1</text:span></text:p>
      <text:p text:style-name="Preformatted_20_Text"><text:span text:style-name="Source_20_Text"><text:s text:c="4"/>return count</text:span></text:p>
      <text:p text:style-name="Preformatted_20_Text"/>
      <text:p text:style-name="Preformatted_20_Text"><text:span text:style-name="Source_20_Text">print(apply(lambda x: x % 2 == 0, 10)) <text:s/># ➝ 6</text:span></text:p>
      <text:p text:style-name="P5"/>
      <text:h text:style-name="Heading_20_3" text:outline-level="3">How it works:</text:h>
      <text:list text:style-name="L14">
        <text:list-item>
          <text:p text:style-name="P28"><text:span text:style-name="Source_20_Text">apply()</text:span> receives a <text:span text:style-name="Strong_20_Emphasis">function</text:span> (<text:span text:style-name="Source_20_Text">criteria</text:span>) and a number <text:span text:style-name="Source_20_Text">n</text:span> </text:p>
        </text:list-item>
        <text:list-item>
          <text:p text:style-name="P29">It applies <text:span text:style-name="Source_20_Text">criteria</text:span> on every number from 0 to <text:span text:style-name="Source_20_Text">n</text:span> and counts how many return <text:span text:style-name="Source_20_Text">True</text:span> </text:p>
        </text:list-item>
      </text:list>
      <text:h text:style-name="Heading_20_3" text:outline-level="3">Exercise 2: Maximum of Two Functions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max_of_both(n, f1, f2):</text:span></text:p>
      <text:p text:style-name="Preformatted_20_Text"><text:span text:style-name="Source_20_Text"><text:s text:c="4"/>max_val = float('-inf')</text:span></text:p>
      <text:p text:style-name="Preformatted_20_Text"><text:span text:style-name="Source_20_Text"><text:s text:c="4"/>for i in range(n+1):</text:span></text:p>
      <text:p text:style-name="Preformatted_20_Text"><text:span text:style-name="Source_20_Text"><text:s text:c="8"/>max_val = max(max_val, f1(i), f2(i))</text:span></text:p>
      <text:p text:style-name="Preformatted_20_Text"><text:span text:style-name="Source_20_Text"><text:s text:c="4"/>return max_val</text:span></text:p>
      <text:p text:style-name="Preformatted_20_Text"/>
      <text:p text:style-name="Preformatted_20_Text"><text:span text:style-name="Source_20_Text">print(max_of_both(10, lambda x: x * 2, lambda x: x / 2)) <text:s/># ➝ 20</text:span></text:p>
      <text:p text:style-name="P5"/>
      <text:p text:style-name="Horizontal_20_Line"/>
      <text:h text:style-name="Heading_20_3" text:outline-level="3">How it works:</text:h>
      <text:list text:style-name="L15">
        <text:list-item>
          <text:p text:style-name="P30">Applies both functions (<text:span text:style-name="Source_20_Text">f1</text:span>, <text:span text:style-name="Source_20_Text">f2</text:span>) to numbers from 0 to <text:span text:style-name="Source_20_Text">n</text:span> </text:p>
        </text:list-item>
        <text:list-item>
          <text:p text:style-name="P31">Keeps track of the <text:span text:style-name="Strong_20_Emphasis">maximum output</text:span> </text:p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105–115 min: Group Activity – Function Detective</text:h>
      <text:p text:style-name="Text_20_body">Your task: Build a system that takes a number, applies a function to it, and checks if the result is a <text:span text:style-name="Strong_20_Emphasis">palindrome</text:span> (same forwards and backwards).</text:p>
      <text:h text:style-name="Heading_20_3" text:outline-level="3">Prompt:</text:h>
      <text:p text:style-name="Quotations">You have a function that multiplies any number by 3. Write another function that takes this as input and checks if the result is a palindrome (same forward and backward).</text:p>
      <text:h text:style-name="Heading_20_3" text:outline-level="3">Concept Recap:</text:h>
      <text:list text:style-name="L16">
        <text:list-item>
          <text:p text:style-name="P32"><text:span text:style-name="Source_20_Text">f</text:span> is any function passed in </text:p>
        </text:list-item>
        <text:list-item>
          <text:p text:style-name="P33">You apply it to <text:span text:style-name="Source_20_Text">n</text:span>, convert the result to a string, and check if it reads the same forwards and backwards </text:p>
        </text:list-item>
      </text:list>
      <text:p text:style-name="Text_20_body">Build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is_palindrome(s):</text:span></text:p>
      <text:p text:style-name="Preformatted_20_Text"><text:span text:style-name="Source_20_Text"><text:s text:c="4"/>return s == s[::-1]</text:span></text:p>
      <text:p text:style-name="Preformatted_20_Text"/>
      <text:p text:style-name="Preformatted_20_Text"><text:span text:style-name="Source_20_Text">def f_yields_palindrome(n, f):</text:span></text:p>
      <text:p text:style-name="Preformatted_20_Text"><text:span text:style-name="Source_20_Text"><text:s text:c="4"/>return is_palindrome(str(f(n)))</text:span></text:p>
      <text:p text:style-name="Preformatted_20_Text"/>
      <text:p text:style-name="Preformatted_20_Text"><text:span text:style-name="Source_20_Text"># Test</text:span></text:p>
      <text:p text:style-name="Preformatted_20_Text"><text:span text:style-name="Source_20_Text">print(f_yields_palindrome(11, lambda x: x * 3)) <text:s/># ➝ True (33)</text:span></text:p>
      <text:p text:style-name="P5"/>
      <text:p text:style-name="Horizontal_20_Line"/>
      <text:h text:style-name="Heading_20_2" text:outline-level="2">115–120 min: Final Assignment</text:h>
      <text:h text:style-name="Heading_20_3" text:outline-level="3">Task:</text:h>
      <text:p text:style-name="Text_20_body">Implement a function that checks if two strings contain the <text:span text:style-name="Strong_20_Emphasis">exact same characters</text:span> (in any order, with any count).</text:p>
      <text:h text:style-name="Heading_20_3" text:outline-level="3">Explanation</text:h>
      <text:list text:style-name="L17">
        <text:list-item>
          <text:p text:style-name="P34">Loop over each character in <text:span text:style-name="Source_20_Text">s1</text:span> → if any character is <text:span text:style-name="Strong_20_Emphasis">not in </text:span><text:span text:style-name="Strong_20_Emphasis"><text:span text:style-name="Source_20_Text">s2</text:span></text:span>, return <text:span text:style-name="Source_20_Text">False</text:span> </text:p>
        </text:list-item>
        <text:list-item>
          <text:p text:style-name="P34">Then do the same from <text:span text:style-name="Source_20_Text">s2</text:span> to <text:span text:style-name="Source_20_Text">s1</text:span> </text:p>
        </text:list-item>
        <text:list-item>
          <text:p text:style-name="P35">If all characters match, return <text:span text:style-name="Source_20_Text">True</text:span> </text:p>
        </text:list-item>
      </text:list>
      <text:p text:style-name="Preformatted_20_Text"><text:soft-page-break/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def same_chars(s1, s2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Returns True if all characters in s1 are in s2 and vice versa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for i in s1:</text:span></text:p>
      <text:p text:style-name="Preformatted_20_Text"><text:span text:style-name="Source_20_Text"><text:s text:c="8"/>if i not in s2:</text:span></text:p>
      <text:p text:style-name="Preformatted_20_Text"><text:span text:style-name="Source_20_Text"><text:s text:c="12"/>return False</text:span></text:p>
      <text:p text:style-name="Preformatted_20_Text"><text:span text:style-name="Source_20_Text"><text:s text:c="4"/>for i in s2:</text:span></text:p>
      <text:p text:style-name="Preformatted_20_Text"><text:span text:style-name="Source_20_Text"><text:s text:c="8"/>if i not in s1:</text:span></text:p>
      <text:p text:style-name="Preformatted_20_Text"><text:span text:style-name="Source_20_Text"><text:s text:c="12"/>return False</text:span></text:p>
      <text:p text:style-name="Preformatted_20_Text"><text:span text:style-name="Source_20_Text"><text:s text:c="4"/>return True</text:span></text:p>
      <text:p text:style-name="Preformatted_20_Text"/>
      <text:p text:style-name="Preformatted_20_Text"><text:span text:style-name="Source_20_Text"># Test cases</text:span></text:p>
      <text:p text:style-name="Preformatted_20_Text"><text:span text:style-name="Source_20_Text">print(same_chars("abc", "cab")) <text:s text:c="4"/># ➝ True</text:span></text:p>
      <text:p text:style-name="Preformatted_20_Text"><text:span text:style-name="Source_20_Text">print(same_chars("abcd", "cabaa")) <text:s/># ➝ False</text:span></text:p>
      <text:p text:style-name="P5"/>
      <text:p text:style-name="Horizontal_20_Line"/>
      <text:h text:style-name="Heading_20_2" text:outline-level="2">Summar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oncept</text:p>
            </table:table-cell>
            <table:table-cell table:style-name="Table2.A1" office:value-type="string">
              <text:p text:style-name="Table_20_Heading">Real World Analogy</text:p>
            </table:table-cell>
            <table:table-cell table:style-name="Table2.A1" office:value-type="string">
              <text:p text:style-name="Table_20_Heading">Python Concept</text:p>
            </table:table-cell>
          </table:table-row>
        </table:table-header-rows>
        <table:table-row>
          <table:table-cell table:style-name="Table2.A1" office:value-type="string">
            <text:p text:style-name="Table_20_Contents">Function</text:p>
          </table:table-cell>
          <table:table-cell table:style-name="Table2.A1" office:value-type="string">
            <text:p text:style-name="Table_20_Contents">Recipe card</text:p>
          </table:table-cell>
          <table:table-cell table:style-name="Table2.A1" office:value-type="string">
            <text:p text:style-name="Table_20_Contents"><text:span text:style-name="Source_20_Text">def greet(name)</text:span></text:p>
          </table:table-cell>
        </table:table-row>
        <table:table-row>
          <table:table-cell table:style-name="Table2.A1" office:value-type="string">
            <text:p text:style-name="Table_20_Contents">Scope</text:p>
          </table:table-cell>
          <table:table-cell table:style-name="Table2.A1" office:value-type="string">
            <text:p text:style-name="Table_20_Contents">Rooms with labels</text:p>
          </table:table-cell>
          <table:table-cell table:style-name="Table2.A1" office:value-type="string">
            <text:p text:style-name="Table_20_Contents">Local vs Global variables</text:p>
          </table:table-cell>
        </table:table-row>
        <table:table-row>
          <table:table-cell table:style-name="Table2.A1" office:value-type="string">
            <text:p text:style-name="Table_20_Contents">First-class function</text:p>
          </table:table-cell>
          <table:table-cell table:style-name="Table2.A1" office:value-type="string">
            <text:p text:style-name="Table_20_Contents">Hired chefs</text:p>
          </table:table-cell>
          <table:table-cell table:style-name="Table2.A1" office:value-type="string">
            <text:p text:style-name="Table_20_Contents">Can assign or pass functions</text:p>
          </table:table-cell>
        </table:table-row>
        <table:table-row>
          <table:table-cell table:style-name="Table2.A1" office:value-type="string">
            <text:p text:style-name="Table_20_Contents">Higher-order function</text:p>
          </table:table-cell>
          <table:table-cell table:style-name="Table2.A1" office:value-type="string">
            <text:p text:style-name="Table_20_Contents">Delegating tasks</text:p>
          </table:table-cell>
          <table:table-cell table:style-name="Table2.A1" office:value-type="string">
            <text:p text:style-name="Table_20_Contents"><text:span text:style-name="Source_20_Text">apply(func, x)</text:span></text:p>
          </table:table-cell>
        </table:table-row>
      </table:table>
      <text:p text:style-name="Horizontal_20_Line"/>
      <text:h text:style-name="Heading_20_2" text:outline-level="2">Summary Table <text:span text:style-name="T1">2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ncept</text:p>
            </table:table-cell>
            <table:table-cell table:style-name="Table3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return</text:span> vs <text:span text:style-name="Source_20_Text">print</text:span></text:p>
          </table:table-cell>
          <table:table-cell table:style-name="Table3.A1" office:value-type="string">
            <text:p text:style-name="Table_20_Contents"><text:span text:style-name="Source_20_Text">return</text:span> gives value back; <text:span text:style-name="Source_20_Text">print</text:span> just displays it</text:p>
          </table:table-cell>
        </table:table-row>
        <table:table-row>
          <table:table-cell table:style-name="Table3.A1" office:value-type="string">
            <text:p text:style-name="Table_20_Contents">Function scope</text:p>
          </table:table-cell>
          <table:table-cell table:style-name="Table3.A1" office:value-type="string">
            <text:p text:style-name="Table_20_Contents">Variables inside functions don’t affect outside ones</text:p>
          </table:table-cell>
        </table:table-row>
        <table:table-row>
          <table:table-cell table:style-name="Table3.A1" office:value-type="string">
            <text:p text:style-name="Table_20_Contents">First-class functions</text:p>
          </table:table-cell>
          <table:table-cell table:style-name="Table3.A1" office:value-type="string">
            <text:p text:style-name="Table_20_Contents">Functions can be assigned, passed, and returned</text:p>
          </table:table-cell>
        </table:table-row>
        <table:table-row>
          <table:table-cell table:style-name="Table3.A1" office:value-type="string">
            <text:p text:style-name="Table_20_Contents">Higher-order functions</text:p>
          </table:table-cell>
          <table:table-cell table:style-name="Table3.A1" office:value-type="string">
            <text:p text:style-name="Table_20_Contents">Take other functions as input</text:p>
          </table:table-cell>
        </table:table-row>
        <table:table-row>
          <table:table-cell table:style-name="Table3.A1" office:value-type="string">
            <text:p text:style-name="Table_20_Contents"><text:span text:style-name="Source_20_Text">lambda</text:span> functions</text:p>
          </table:table-cell>
          <table:table-cell table:style-name="Table3.A1" office:value-type="string">
            <text:p text:style-name="Table_20_Contents">Quick, one-line anonymous functions</text:p>
          </table:table-cell>
        </table:table-row>
        <table:table-row>
          <table:table-cell table:style-name="Table3.A1" office:value-type="string">
            <text:p text:style-name="Table_20_Contents">Practical Use Case</text:p>
          </table:table-cell>
          <table:table-cell table:style-name="Table3.A1" office:value-type="string">
            <text:p text:style-name="Table_20_Contents">Palindrome check, comparing strings, flexible arithmetic operations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0:39:13.514764238</meta:creation-date>
    <dc:date>2025-06-17T10:43:51.876851702</dc:date>
    <meta:editing-duration>PT4M45S</meta:editing-duration>
    <meta:editing-cycles>1</meta:editing-cycles>
    <meta:document-statistic meta:table-count="3" meta:image-count="0" meta:object-count="0" meta:page-count="7" meta:paragraph-count="203" meta:word-count="1078" meta:character-count="6104" meta:non-whitespace-character-count="5059"/>
    <meta:generator>LibreOffice/24.8.7.2$Linux_X86_64 LibreOffice_project/480$Build-2</meta:generator>
  </office:meta>
</office:document-meta>
</file>